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buntu" svg:font-family="Ubuntu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miscShapeWipe" smil:subtype="cornersOu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T1" style:family="text">
      <style:text-properties fo:font-variant="normal" fo:text-transform="none" fo:color="#00ff00" style:text-line-through-style="none" style:text-line-through-type="none" style:text-position="0% 100%" style:font-name="Ubuntu" fo:font-size="52pt" fo:letter-spacing="normal" fo:font-style="normal" style:text-underline-style="none" fo:font-weight="normal" style:font-name-asian="Ubuntu" style:font-size-asian="52pt" style:font-style-asian="normal" style:font-weight-asian="normal" style:font-name-complex="Ubuntu" style:font-size-complex="52pt" style:font-style-complex="normal" style:font-weight-complex="normal"/>
    </style:style>
    <style:style style:name="T2" style:family="text">
      <style:text-properties fo:font-variant="normal" fo:text-transform="none" fo:color="#00ff00" style:text-line-through-style="none" style:text-line-through-type="none" style:text-position="0% 100%" style:font-name="Ubuntu" fo:font-size="30pt" fo:letter-spacing="normal" fo:font-style="normal" style:text-underline-style="none" fo:font-weight="normal" style:font-name-asian="Ubuntu" style:font-size-asian="30pt" style:font-style-asian="normal" style:font-weight-asian="normal" style:font-name-complex="Ubuntu" style:font-size-complex="30pt" style:font-style-complex="normal" style:font-weight-complex="normal"/>
    </style:style>
    <style:style style:name="T3" style:family="text">
      <style:text-properties fo:font-variant="normal" fo:text-transform="none" fo:color="#00ff00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5" style:family="text">
      <style:text-properties fo:font-variant="normal" fo:text-transform="none" fo:color="#4dd0e1" style:text-line-through-style="none" style:text-line-through-type="none" style:text-position="0% 100%" style:font-name="Ubuntu" fo:font-size="24pt" fo:letter-spacing="normal" fo:font-style="normal" style:text-underline-style="solid" style:text-underline-width="auto" style:text-underline-color="font-color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6" style:family="text">
      <style:text-properties fo:font-variant="normal" fo:text-transform="none" fo:color="#f9cb9c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7" style:family="text">
      <style:text-properties fo:font-variant="normal" fo:text-transform="none" fo:color="#00ff00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Shape 54" presentation:style-name="pr1" draw:text-style-name="P2" draw:layer="layout" svg:width="23.667cm" svg:height="10.307cm" svg:x="0.866cm" svg:y="0.91cm" presentation:class="title" presentation:user-transformed="true">
          <draw:text-box>
            <text:p text:style-name="P1"><text:span text:style-name="T1">HISTORIA DEL SOFTWARE LIBRE </text:span><text:span text:style-name="T1"><text:line-break/></text:span><text:span text:style-name="T1">COMUNIDADES</text:span></text:p>
          </draw:text-box>
        </draw:frame>
        <draw:frame draw:name="Shape 55" presentation:style-name="pr2" draw:text-style-name="P3" draw:layer="layout" svg:width="23.667cm" svg:height="0.453cm" svg:x="0.866cm" svg:y="10.763cm" presentation:class="subtitle" presentation:placeholder="true" presentation:user-transformed="true">
          <draw:text-box/>
        </draw:frame>
        <anim:par presentation:node-type="timing-root">
          <anim:par smil:begin="id1.begin">
            <anim:transitionFilter smil:dur="3s" smil:type="miscShapeWipe" smil:subtype="cornersOut"/>
          </anim:par>
        </anim:par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 es o que son la comunidades" draw:style-name="dp3" draw:master-page-name="Title_20_and_20_body" presentation:presentation-page-layout-name="AL2T1">
        <draw:frame draw:name="Shape 60" presentation:style-name="pr4" draw:text-style-name="P5" draw:layer="layout" svg:width="23.667cm" svg:height="1.86cm" svg:x="0.866cm" svg:y="0.632cm" presentation:class="title" presentation:user-transformed="true">
          <draw:text-box>
            <text:p text:style-name="P1"><text:span text:style-name="T2">Que es o que son la comunidades</text:span></text:p>
          </draw:text-box>
        </draw:frame>
        <draw:frame draw:name="Shape 61" presentation:style-name="pr5" draw:text-style-name="P7" draw:layer="layout" svg:width="23.667cm" svg:height="11.302cm" svg:x="0.866cm" svg:y="2.317cm" presentation:class="outline" presentation:user-transformed="true">
          <draw:text-box>
            <text:p text:style-name="P6"><text:span text:style-name="T3">Comunidad hace referencia informal a todas aquellos usuarios, grupos, o partidarios del movimiento de Software Libre, que se dedican a desarrollar con mejoras de código, diseño, resolución de bugs o simplemente a informar de estos últimos en distintas distribuciones y con diferente hardware.</text:span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20_and_20_body" presentation:presentation-page-layout-name="AL2T1">
        <draw:frame draw:name="Shape 66" presentation:style-name="pr4" draw:text-style-name="P5" draw:layer="layout" svg:width="23.667cm" svg:height="0.21cm" svg:x="0.866cm" svg:y="0.562cm" presentation:class="title" presentation:user-transformed="true">
          <draw:text-box>
            <text:p/>
          </draw:text-box>
        </draw:frame>
        <draw:frame draw:name="Shape 67" presentation:style-name="pr5" draw:text-style-name="P7" draw:layer="layout" svg:width="23.667cm" svg:height="12.497cm" svg:x="0.866cm" svg:y="1.194cm" presentation:class="outline" presentation:user-transformed="true">
          <draw:text-box>
            <text:p text:style-name="P6"><text:span text:style-name="T3">Cuando comenzó el movimiento del Software Libre, en el año 1983, la comunidad de usuarios la componían académicos y programadores de computadoras.</text:span></text:p>
            <text:p text:style-name="P6"><text:span text:style-name="T3">Fue a partir de 1990 cuando el software libre comenzó a ser más fácil de usar.</text:span></text:p>
            <text:p text:style-name="P6"><text:span text:style-name="T3">Las principales vías de comunicación eran las listas de correos , canales irc-chat, wiki y foros o en las mismas conferencias. Cabe destacar</text:span><text:span text:style-name="T4"> </text:span><text:span text:style-name="T5"><text:a xlink:href="https://fosdem.org/2017/" xlink:type="simple">FOSDEM,</text:a></text:span><text:span text:style-name="T6"> </text:span><text:span text:style-name="T5"><text:a xlink:href="https://es.wikipedia.org/wiki/GNOME_Users_And_Developers_European_Conference" xlink:type="simple">G</text:a></text:span><text:span text:style-name="T5"><text:a xlink:href="https://es.wikipedia.org/wiki/GNOME_Users_And_Developers_European_Conference" xlink:type="simple">UADEC</text:a></text:span><text:span text:style-name="T6">, </text:span><text:span text:style-name="T5"><text:a xlink:href="https://es.wikipedia.org/wiki/Akademy" xlink:type="simple">Akademy</text:a></text:span><text:span text:style-name="T4">.</text:span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 OSDEM a FOSDEM" draw:style-name="dp3" draw:master-page-name="Title_20_and_20_body" presentation:presentation-page-layout-name="AL2T1">
        <draw:frame draw:name="Shape 72" presentation:style-name="pr4" draw:text-style-name="P5" draw:layer="layout" svg:width="23.667cm" svg:height="1.754cm" svg:x="0.866cm" svg:y="0.456cm" presentation:class="title" presentation:user-transformed="true">
          <draw:text-box>
            <text:p text:style-name="P1"><text:span text:style-name="T7">De OSDEM a FOSDEM</text:span></text:p>
          </draw:text-box>
        </draw:frame>
        <draw:frame draw:name="Shape 73" presentation:style-name="pr5" draw:text-style-name="P7" draw:layer="layout" svg:width="23.667cm" svg:height="11.513cm" svg:x="0.866cm" svg:y="2.457cm" presentation:class="outline" presentation:user-transformed="true">
          <draw:text-box>
            <text:p text:style-name="P6"><text:span text:style-name="T3">El Fosdem es una organización no comercial europea centrada en el desarrollo del software libre y open source.</text:span></text:p>
            <text:p text:style-name="P6"><text:span text:style-name="T3"><text:s/></text:span><text:span text:style-name="T3">Se inició en 2001 por Raphael Bauduin en la ciudad de Bruselas denominándose Osdem, junto a Damien Sandras, siendo todo un éxito desde el primer congreso, atrayendo a oradores de todo el mundo. Esto alentó al equipo a repetir el evento y añadiendo la F al nombre, cambiando a Fosdem por propia petición de</text:span><text:span text:style-name="T4"> </text:span><text:span text:style-name="T5"><text:a xlink:href="https://en.wikipedia.org/wiki/Richard_Stallman" xlink:type="simple">Richard Stallman</text:a></text:span><text:span text:style-name="T4">.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KADEMY" draw:style-name="dp3" draw:master-page-name="Title_20_and_20_body" presentation:presentation-page-layout-name="AL2T1">
        <draw:frame draw:name="Shape 78" presentation:style-name="pr4" draw:text-style-name="P5" draw:layer="layout" svg:width="23.667cm" svg:height="1.684cm" svg:x="0.866cm" svg:y="0.491cm" presentation:class="title" presentation:user-transformed="true">
          <draw:text-box>
            <text:p text:style-name="P1"><text:span text:style-name="T7">AKADEMY</text:span></text:p>
          </draw:text-box>
        </draw:frame>
        <draw:frame draw:name="Shape 79" presentation:style-name="pr5" draw:text-style-name="P7" draw:layer="layout" svg:width="23.667cm" svg:height="11.443cm" svg:x="0.866cm" svg:y="2.176cm" presentation:class="outline" presentation:user-transformed="true">
          <draw:text-box>
            <text:p text:style-name="P6"><text:span text:style-name="T3">Akademy es otro evento a nivel mundial por desarrolladores del proyecto KDE. Evento de asistencia libre y con finalidad no-comercial. </text:span></text:p>
            <text:p text:style-name="P6"><text:span text:style-name="T3">Durante una semana completa se realizan actividades alrededor del proyecto</text:span><text:span text:style-name="T4"> </text:span><text:span text:style-name="T5"><text:a xlink:href="https://es.wikipedia.org/wiki/KDE" xlink:type="simple">KDE</text:a></text:span><text:span text:style-name="T3">. Repartidas de la siguiente manera, en los dos primeros días a las últimas novedades y a talleres los 5 días restantes. Desde 2006 también se desarrolla en España este evento cómo Akademy-es.</text:span></text:p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ADEC" draw:style-name="dp3" draw:master-page-name="Title_20_and_20_body" presentation:presentation-page-layout-name="AL2T1">
        <draw:frame draw:name="Shape 84" presentation:style-name="pr4" draw:text-style-name="P5" draw:layer="layout" svg:width="23.667cm" svg:height="1.754cm" svg:x="0.866cm" svg:y="0.456cm" presentation:class="title" presentation:user-transformed="true">
          <draw:text-box>
            <text:p text:style-name="P1"><text:span text:style-name="T7">GUADEC</text:span></text:p>
          </draw:text-box>
        </draw:frame>
        <draw:frame draw:name="Shape 85" presentation:style-name="pr5" draw:text-style-name="P7" draw:layer="layout" svg:width="23.667cm" svg:height="11.443cm" svg:x="0.866cm" svg:y="2.352cm" presentation:class="outline" presentation:user-transformed="true">
          <draw:text-box>
            <text:p text:style-name="P6"><text:span text:style-name="T3">Al igual que Akademy a KDE, Guadec es otro evento anual sobre el entorno de escritorio</text:span><text:span text:style-name="T4"> </text:span><text:span text:style-name="T5"><text:a xlink:href="https://www.gnome.org/" xlink:type="simple">GNOME</text:a></text:span><text:span text:style-name="T3">. La primera Guadec fue organizada por Mathieu Lacage y atrajo alrededor de 70 colaboradores de este entorno. Gracias al enorme auge de este escritorio a partir de 2001 se pueden seguir a tiempo real desde Internet.</text:span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6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ISOL" draw:style-name="dp3" draw:master-page-name="Title_20_and_20_body" presentation:presentation-page-layout-name="AL2T1">
        <draw:frame draw:name="Shape 90" presentation:style-name="pr4" draw:text-style-name="P5" draw:layer="layout" svg:width="23.667cm" svg:height="1.754cm" svg:x="0.866cm" svg:y="0.281cm" presentation:class="title" presentation:user-transformed="true">
          <draw:text-box>
            <text:p text:style-name="P1"><text:span text:style-name="T2">FLISOL</text:span></text:p>
          </draw:text-box>
        </draw:frame>
        <draw:frame draw:name="Shape 91" presentation:style-name="pr7" draw:text-style-name="P7" draw:layer="layout" svg:width="23.667cm" svg:height="12.251cm" svg:x="0.866cm" svg:y="2.036cm" presentation:class="outline" presentation:user-transformed="true">
          <draw:text-box>
            <text:p text:style-name="P8"><text:span text:style-name="T3">De las siglas “Festival Latinoamericano de Instalación de Software Libre”. Es un evento a nivel mundial y el mayor sobre la difusión del Software Libre. En su primera edición participaron 106 ciudades de 13 países, incrementándose exponencialmente hasta las 300 ciudades en 20 países, incluyendo a España y cómo no podía ser de otra manera en nuestra Oficina de Software Libre (Granada) ya hemos realizado varios eventos.</text:span><text:span text:style-name="T4"> </text:span><text:span text:style-name="T5"><text:a xlink:href="http://osl.ugr.es/2014/04/13/proximo-flisol-2014-en-granada/" xlink:type="simple">http://osl.ugr.es/2014/04/13/proximo-flisol-2014-en-granada/</text:a></text:span></text:p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7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20_and_20_body" presentation:presentation-page-layout-name="AL2T1">
        <draw:frame draw:name="Shape 96" presentation:style-name="pr4" draw:text-style-name="P5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97" presentation:style-name="pr7" draw:text-style-name="P7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Shape 93" draw:style-name="gr1" draw:layer="layout" svg:width="16.932cm" svg:height="9.524cm" svg:x="1.059cm" svg:y="1.905cm" draw:page-number="8" presentation:class="page"/>
          <draw:frame draw:name="Shape 9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Ubuntu" svg:font-family="Ubuntu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0"/>
    <meta:generator>LibreOfficeDev/5.1.0.3$Linux_X86_64 LibreOffice_project/</meta:generator>
  </office:meta>
</office:document-meta>
</file>